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1.3875in"/>
    </style:style>
    <style:style style:name="Table1.B" style:family="table-column">
      <style:table-column-properties style:column-width="5.2625in"/>
    </style:style>
    <style:style style:name="Table1.C" style:family="table-column">
      <style:table-column-properties style:column-width="0.6125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1.A2" style:family="table-cell">
      <style:table-cell-properties style:vertical-align="top" fo:padding-left="0.075in" fo:padding-right="0.075in" fo:padding-top="0in" fo:padding-bottom="0in" fo:border="none" style:writing-mode="lr-tb"/>
    </style:style>
    <style:style style:name="P1" style:family="paragraph" style:parent-style-name="Job_20_Title">
      <style:paragraph-properties fo:margin-left="0in" fo:margin-right="-0.0126in" fo:text-indent="0in" style:auto-text-indent="false">
        <style:tab-stops>
          <style:tab-stop style:position="5.7374in" style:type="right"/>
        </style:tab-stops>
      </style:paragraph-properties>
    </style:style>
    <style:style style:name="P2" style:family="paragraph" style:parent-style-name="Job_20_Title" style:list-style-name="">
      <style:paragraph-properties fo:margin-left="0in" fo:margin-right="-0.0126in" fo:text-indent="0in" style:auto-text-indent="false">
        <style:tab-stops>
          <style:tab-stop style:position="5.7374in" style:type="right"/>
        </style:tab-stops>
      </style:paragraph-properties>
    </style:style>
    <style:style style:name="P3" style:family="paragraph" style:parent-style-name="Section_20_Title">
      <style:paragraph-properties fo:margin-top="0.1528in" fo:margin-bottom="0in" style:contextual-spacing="false" style:line-height-at-least="0.1528in"/>
    </style:style>
    <style:style style:name="P4" style:family="paragraph" style:parent-style-name="Section_20_Title" style:list-style-name="">
      <style:paragraph-properties fo:margin-left="0in" fo:margin-right="0in" fo:margin-top="0.1528in" fo:margin-bottom="0in" style:contextual-spacing="false" fo:text-indent="0in" style:auto-text-indent="false"/>
    </style:style>
    <style:style style:name="P5" style:family="paragraph" style:parent-style-name="Section_20_Title" style:list-style-name="">
      <style:paragraph-properties fo:margin-left="0in" fo:margin-right="0in" fo:margin-top="0.1528in" fo:margin-bottom="0in" style:contextual-spacing="false" fo:text-indent="0in" style:auto-text-indent="false" style:snap-to-layout-grid="false"/>
    </style:style>
    <style:style style:name="P6" style:family="paragraph" style:parent-style-name="Heading" style:master-page-name="Standard">
      <style:paragraph-properties style:page-number="auto"/>
      <style:text-properties fo:font-size="10pt" style:font-size-asian="10pt"/>
    </style:style>
    <style:style style:name="P7" style:family="paragraph" style:parent-style-name="Objective">
      <style:paragraph-properties fo:margin-top="0.1665in" fo:margin-bottom="0.1528in" style:contextual-spacing="false" style:line-height-at-least="0.1528in"/>
    </style:style>
    <style:style style:name="P8" style:family="paragraph" style:parent-style-name="Achievement" style:list-style-name="WW8Num2">
      <style:paragraph-properties>
        <style:tab-stops>
          <style:tab-stop style:position="5.7374in" style:type="right"/>
        </style:tab-stops>
      </style:paragraph-properties>
      <style:text-properties officeooo:paragraph-rsid="000dd651"/>
    </style:style>
    <style:style style:name="P9" style:family="paragraph" style:parent-style-name="Achievement" style:list-style-name="WW8Num2">
      <style:paragraph-properties fo:margin-left="0.25in" fo:margin-right="-0.0126in" fo:text-indent="-0.25in" style:auto-text-indent="false">
        <style:tab-stops>
          <style:tab-stop style:position="5.7374in" style:type="right"/>
        </style:tab-stops>
      </style:paragraph-properties>
    </style:style>
    <style:style style:name="P10" style:family="paragraph" style:parent-style-name="Achievement" style:list-style-name="WW8Num2">
      <style:paragraph-properties fo:margin-left="0.25in" fo:margin-right="-0.0126in" fo:margin-top="0in" fo:margin-bottom="0.0417in" style:contextual-spacing="false" fo:text-indent="-0.25in" style:auto-text-indent="false">
        <style:tab-stops>
          <style:tab-stop style:position="5.7374in" style:type="right"/>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style:snap-to-layout-grid="false"/>
    </style:style>
    <style:style style:name="P13" style:family="paragraph" style:parent-style-name="Company_20_Name">
      <style:paragraph-properties fo:margin-left="0in" fo:margin-right="-0.0126in" fo:text-indent="0in" style:auto-text-indent="false">
        <style:tab-stops>
          <style:tab-stop style:position="1.5in"/>
          <style:tab-stop style:position="5.7374in" style:type="right"/>
        </style:tab-stops>
      </style:paragraph-properties>
    </style:style>
    <style:style style:name="P14" style:family="paragraph" style:parent-style-name="Company_20_Name" style:list-style-name="">
      <style:paragraph-properties fo:margin-left="0in" fo:margin-right="-0.0126in" fo:text-indent="0in" style:auto-text-indent="false">
        <style:tab-stops>
          <style:tab-stop style:position="1.5in"/>
          <style:tab-stop style:position="5.7374in" style:type="right"/>
        </style:tab-stops>
      </style:paragraph-properties>
    </style:style>
    <style:style style:name="P15" style:family="paragraph" style:parent-style-name="Company_20_Name" style:list-style-name="">
      <style:paragraph-properties fo:margin-left="0in" fo:margin-right="-0.0126in" fo:text-indent="0in" style:auto-text-indent="false">
        <style:tab-stops>
          <style:tab-stop style:position="1.5in"/>
          <style:tab-stop style:position="5.7374in" style:type="right"/>
        </style:tab-stops>
      </style:paragraph-properties>
    </style:style>
    <style:style style:name="P16" style:family="paragraph" style:parent-style-name="Company_20_Name" style:list-style-name="">
      <style:paragraph-properties fo:margin-left="0in" fo:margin-right="-0.0126in" fo:margin-top="0.1665in" fo:margin-bottom="0.028in" style:contextual-spacing="false" fo:text-indent="0in" style:auto-text-indent="false">
        <style:tab-stops>
          <style:tab-stop style:position="1.5in"/>
          <style:tab-stop style:position="5.7374in" style:type="right"/>
        </style:tab-stops>
      </style:paragraph-properties>
    </style:style>
    <style:style style:name="P17" style:family="paragraph" style:parent-style-name="Company_20_Name" style:list-style-name="">
      <style:paragraph-properties fo:margin-left="0in" fo:margin-right="-0.0126in" fo:margin-top="0.1665in" fo:margin-bottom="0.028in" style:contextual-spacing="false" fo:text-indent="0in" style:auto-text-indent="false" style:snap-to-layout-grid="false">
        <style:tab-stops>
          <style:tab-stop style:position="1.5in"/>
          <style:tab-stop style:position="5.7374in" style:type="right"/>
        </style:tab-stops>
      </style:paragraph-properties>
    </style:style>
    <style:style style:name="P18" style:family="paragraph" style:parent-style-name="Company_20_Name">
      <style:paragraph-properties fo:margin-top="0in" fo:margin-bottom="0in" style:contextual-spacing="false" fo:line-height="100%">
        <style:tab-stops/>
      </style:paragraph-properties>
    </style:style>
    <style:style style:name="T1" style:family="text">
      <style:text-properties officeooo:rsid="000dd651"/>
    </style:style>
    <style:style style:name="T2" style:family="text">
      <style:text-properties officeooo:rsid="000dd9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OLE_LINK1"/>Christopher Tirpak</text:p>
      <text:p text:style-name="P11">2905 Oakley Woods Lane</text:p>
      <text:p text:style-name="P11">Apex, NC 27539</text:p>
      <text:p text:style-name="P11">Home: 919-661-8054</text:p>
      <text:p text:style-name="P11">Work: 919-788-2406</text:p>
      <text:p text:style-name="P11">Cell: 908-512-635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Objective</text:p>
          </table:table-cell>
          <table:table-cell table:style-name="Table1.A1" office:value-type="string">
            <text:p text:style-name="P7">To obtain a technical or financial position within AT&amp;T where my skills can be utilized to their fullest potential.</text:p>
          </table:table-cell>
          <table:table-cell table:style-name="Table1.A1" office:value-type="string">
            <text:p text:style-name="P12"/>
          </table:table-cell>
        </table:table-row>
        <table:table-row table:style-name="Table1.1">
          <table:table-cell table:style-name="Table1.A2" office:value-type="string">
            <text:p text:style-name="P3">Work experience</text:p>
          </table:table-cell>
          <table:table-cell table:style-name="Table1.A2" table:number-columns-spanned="2" office:value-type="string">
            <text:p text:style-name="P16"><text:bookmark-start text:name="__DdeLink__7_273092385"/>2008 – Present<text:bookmark-end text:name="__DdeLink__7_273092385"/><text:tab/><text:bookmark-start text:name="__DdeLink__3_273092385"/>AT&amp;T<text:bookmark-end text:name="__DdeLink__3_273092385"/><text:tab/>5715 Glenwood Avenue, <text:bookmark-start text:name="__DdeLink__9_273092385"/>Raleigh NC<text:bookmark-end text:name="__DdeLink__9_273092385"/></text:p>
            <text:p text:style-name="P2"><text:bookmark-start text:name="__DdeLink__5_273092385"/>Sr Consultant <text:span text:style-name="T2">Sys Integration</text:span><text:bookmark-end text:name="__DdeLink__5_273092385"/><text:bookmark-start text:name="__DdeLink__15_273092385"/><text:span text:style-name="T2"> </text:span>– Business Solutions Group<text:bookmark-end text:name="__DdeLink__15_273092385"/> </text:p>
            <text:list xml:id="list5747801260728802025" text:style-name="WW8Num2">
              <text:list-item>
                <text:p text:style-name="P8"><text:bookmark-start text:name="__DdeLink__11_273092385"/>Operational Effectiveness. Identify, analyze and improve organizational value by providing both new and enhanced solutions that help increase and optimize productivity, efficiency and effectiveness. Responsible for analysis and creation of processes and custom applications to help improve organizational productivity. Software used includes: <text:span text:style-name="T1">HTML5, JavaScript, JQuery, SQL Server, ASP.NET, Visual Basic for Applications (VBA) for Microsoft Office, SharePoint Designer, Microsoft Access, Microsoft Excel, </text:span>Visual Basic<text:bookmark-end text:name="__DdeLink__11_273092385"/></text:p>
              </text:list-item>
            </text:list>
            <text:p text:style-name="P14"><text:bookmark-start text:name="__DdeLink__19_273092385"/>2006 – 2007<text:bookmark-end text:name="__DdeLink__19_273092385"/><text:tab/>AT&amp;T<text:tab/>30 Knightsbridge Road, <text:bookmark-start text:name="__DdeLink__21_273092385"/>Piscataway NJ<text:bookmark-end text:name="__DdeLink__21_273092385"/></text:p>
            <text:p text:style-name="P2"><text:bookmark-start text:name="__DdeLink__13_273092385"/>Manager<text:bookmark-end text:name="__DdeLink__13_273092385"/><text:bookmark-start text:name="__DdeLink__17_273092385"/> – Business Marketing - Wireless<text:bookmark-end text:name="__DdeLink__17_273092385"/> </text:p>
            <text:list xml:id="list104231456287905" text:continue-numbering="true" text:style-name="WW8Num2">
              <text:list-item>
                <text:p text:style-name="P9"><text:bookmark-start text:name="__DdeLink__23_273092385"/>Wireless and VoIP management. <text:s/>Includes budget development, financial tracking and results reporting to management, inventory management, purchase order tracking. <text:s/>Gather data and develop forecasts based on trending, business assumptions, and sales data. <text:s/>Advanced use of Microsoft Office (Excel, Access, PowerPoint, and Outlook) by using Visual Basic for Applications (VBA) to automate database updates and report generation. <text:s/>Develop VBA front-end interfaces for Excel and Access to allow user input, real-time data manipulation, and report generation (either printed or exported to other applications).<text:bookmark-end text:name="__DdeLink__23_273092385"/></text:p>
              </text:list-item>
            </text:list>
            <text:p text:style-name="P14"><text:bookmark-start text:name="__DdeLink__29_273092385"/>2000 – 2006<text:bookmark-end text:name="__DdeLink__29_273092385"/><text:tab/>AT&amp;T<text:tab/>30 Knightsbridge Road, <text:bookmark-start text:name="__DdeLink__27_273092385"/>Piscataway NJ<text:bookmark-end text:name="__DdeLink__27_273092385"/></text:p>
            <text:p text:style-name="P2"><text:bookmark-start text:name="__DdeLink__25_273092385"/>Staff Manager – Consumer Operations Solutions and Transformation (COS&amp;T)<text:bookmark-end text:name="__DdeLink__25_273092385"/> </text:p>
            <text:list xml:id="list104230458431596" text:continue-numbering="true" text:style-name="WW8Num2">
              <text:list-item>
                <text:p text:style-name="P9"><text:bookmark-start text:name="__DdeLink__31_273092385"/>Manage financial budgets and outlooks within COS&amp;T. <text:s/>Develop budgets and provide business units with financial results. <text:s/>Incorporate volume forecasts, conversion strategies and cost saving initiatives into budget and track monthly results to ascertain actual savings. Develop unit costs and board packages to determine financial impact of contractual changes. <text:s/>Create monthly outlooks based on actual expenses, initiatives and conversion changes. <text:s/>Analyze monthly actuals to explain variances against budget and outlook, prepare monthly financial results package for directorate. Advanced use of Excel (pivot tables, macros, charts) and Access (relational databases, SQL queries, reporting), OBATS (TSO/MVS system) used for budget development, actuals management, financial reporting and data transfer. <text:s/>Supervision of two employees.<text:bookmark-end text:name="__DdeLink__31_273092385"/></text:p>
              </text:list-item>
            </text:list>
            <text:p text:style-name="P14"><text:bookmark-start text:name="__DdeLink__35_273092385"/>1998 – 2000<text:bookmark-end text:name="__DdeLink__35_273092385"/><text:tab/>AT&amp;T<text:tab/>290 Davidson Avenue, <text:bookmark-start text:name="__DdeLink__37_273092385"/>Somerset NJ<text:bookmark-end text:name="__DdeLink__37_273092385"/></text:p>
            <text:p text:style-name="P2"><text:bookmark-start text:name="__DdeLink__33_273092385"/>Associate Manager – Billing Solutions and Services<text:bookmark-end text:name="__DdeLink__33_273092385"/></text:p>
            <text:list xml:id="list104230115898559" text:continue-numbering="true" text:style-name="WW8Num2">
              <text:list-item>
                <text:p text:style-name="P9">M<text:bookmark-start text:name="__DdeLink__39_273092385"/>anage financial budgets and outlooks within BS&amp;S. <text:s/>Develop budgets and provide business units with financial results. <text:s/>Incorporate volume forecasts, conversion strategies and cost saving initiatives into budget and track monthly results to ascertain actual savings. Develop unit cost and board packages to determine financial impact of contractual changes. <text:s/>Create monthly outlooks based on actual expenses, initiatives and conversion changes. <text:s/>Analyze monthly actuals to explain variances against budget and outlook, prepare monthly financial results package for directorate. Hold monthly results and outlook meetings with VP, Division managers and CFO. <text:s/>Advanced use of Excel (pivot tables, macros, charts) and Access (relational databases, SQL queries, reporting), OBATS (TSO/MVS system) used for budget development, actuals management, financial reporting and data transfer.<text:bookmark-end text:name="__DdeLink__39_273092385"/></text:p>
              </text:list-item>
            </text:list>
            <text:p text:style-name="P13"><text:bookmark-start text:name="__DdeLink__47_273092385"/>1997 - 1998<text:bookmark-end text:name="__DdeLink__47_273092385"/><text:tab/>AT&amp;T<text:tab/>20 Knightsbridge Road, <text:bookmark-start text:name="__DdeLink__45_273092385"/>Piscataway NJ<text:bookmark-end text:name="__DdeLink__45_273092385"/></text:p>
            <text:p text:style-name="P1"><text:bookmark-start text:name="__DdeLink__41_273092385"/>Associate Manager – Local Service End-to-End Architecture<text:bookmark-end text:name="__DdeLink__41_273092385"/></text:p>
            <text:list xml:id="list104230555754913" text:continue-numbering="true" text:style-name="WW8Num2">
              <text:list-item>
                <text:p text:style-name="P9"><text:bookmark-start text:name="__DdeLink__43_273092385"/>Analyze local systems architecture to determine capacity thresholds and pinch points using ProcessModel simulation software. <text:s/>Identify problem areas within the current process and recommend alternative solutions to improve system response time and increase capacity. <text:s/><text:soft-page-break/>Determine headcount requirements and system utilization based on current forecasts from BLS, CLS and ADL for local market entry. <text:s/>Develop requirements for Resource Planning Model (an Excel-based planning tool) and work with programmers to implement changes. <text:s/>Perform ‘what-if’ analysis with RPM and determine the impact of business strategies. <text:s/>Prepare written documentation of systems procedures, simulation analysis and presentations. Software used: Excel, Access, Word, PowerPoint, ProcessModel, and Windows95.<text:bookmark-end text:name="__DdeLink__43_273092385"/></text:p>
              </text:list-item>
            </text:list>
            <text:p text:style-name="P14"><text:bookmark-start text:name="__DdeLink__49_273092385"/>1993 - 1997<text:bookmark-end text:name="__DdeLink__49_273092385"/><text:tab/>AT&amp;T<text:tab/>290 Davidson Avenue, <text:bookmark-start text:name="__DdeLink__53_273092385"/>Somerset NJ<text:bookmark-end text:name="__DdeLink__53_273092385"/></text:p>
            <text:p text:style-name="P2"><text:bookmark-start text:name="__DdeLink__51_273092385"/>Associate Manager – LEC Billing Financial Management<text:bookmark-end text:name="__DdeLink__51_273092385"/></text:p>
            <text:list xml:id="list104229663238245" text:continue-numbering="true" text:style-name="WW8Num2">
              <text:list-item>
                <text:p text:style-name="P9"><text:bookmark-start text:name="__DdeLink__55_273092385"/>Responsible for the input and maintenance of financial budgets within LBFM systems. <text:s/>Developed requirements for the allocation and assignment of LEC budget expenses to the BUs and SBUs. <text:s/>Managed budget and actual variance, accruals and unit costs per bill, message and minute, applied conversion strategies to the budget and determined the financial impacts of cost saving initiatives. Created specifications for system enhancements, automated system processes through the use of macros. <text:s/>Software and systems: Lotus, Approach, TSO, and Focus.<text:bookmark-end text:name="__DdeLink__55_273092385"/></text:p>
              </text:list-item>
            </text:list>
            <text:p text:style-name="P14"><text:bookmark-start text:name="__DdeLink__57_273092385"/>1987 – 1993<text:bookmark-end text:name="__DdeLink__57_273092385"/><text:tab/>AT&amp;T<text:tab/>100 Naricon Place, <text:bookmark-start text:name="__DdeLink__63_273092385"/>East Brunswick NJ<text:bookmark-end text:name="__DdeLink__63_273092385"/></text:p>
            <text:p text:style-name="P2"><text:bookmark-start text:name="__DdeLink__61_273092385"/>Reports Clerk – LEC Billing Financial Management<text:bookmark-end text:name="__DdeLink__61_273092385"/></text:p>
            <text:list xml:id="list104230931754829" text:continue-numbering="true" text:style-name="WW8Num2">
              <text:list-item>
                <text:p text:style-name="P10"><text:bookmark-start text:name="__DdeLink__59_273092385"/>Accountable for the accurate input and processing of LEC B&amp;C bills for payment by AT&amp;T. <text:s/>Generated financial reports and budget forecasts based on actual expenses. <text:s/>Analyzed monthly costs to determine billing problems and resolved discrepancies with the LECs. <text:s/>Software and systems: Lotus, Dbase, VM/CMS, and Relay.<text:bookmark-end text:name="__DdeLink__59_273092385"/></text:p>
              </text:list-item>
            </text:list>
          </table:table-cell>
          <table:covered-table-cell/>
        </table:table-row>
        <table:table-row table:style-name="Table1.1">
          <table:table-cell table:style-name="Table1.A2" office:value-type="string">
            <text:p text:style-name="P4">Education</text:p>
          </table:table-cell>
          <table:table-cell table:style-name="Table1.A2" table:number-columns-spanned="2" office:value-type="string">
            <text:p text:style-name="P16">University of Phoenix<text:tab/><text:tab/>Phoenix, AZ</text:p>
            <text:p text:style-name="P2">Bachelor of Science in Information Technology</text:p>
            <text:list xml:id="list104229440934045" text:continue-numbering="true" text:style-name="WW8Num2">
              <text:list-item>
                <text:p text:style-name="P9">2009</text:p>
              </text:list-item>
              <text:list-item>
                <text:p text:style-name="P9">Course of study included Visual C++, Java, JavaScript, HTML, SQL Server, Database Management, Project Management</text:p>
              </text:list-item>
            </text:list>
            <text:p text:style-name="P14">Raritan Valley Community College<text:tab/>North Branch, NJ</text:p>
            <text:p text:style-name="P2">Associate of Applied Science in Computer Programming</text:p>
            <text:list xml:id="list104230109133739" text:continue-numbering="true" text:style-name="WW8Num2">
              <text:list-item>
                <text:p text:style-name="P9">2002</text:p>
              </text:list-item>
              <text:list-item>
                <text:p text:style-name="P9">Course of study included C, Visual C++, Java, Visual Basic and HTML/Web page design. <text:s/>Graduated with highest honors.</text:p>
              </text:list-item>
            </text:list>
            <text:p text:style-name="P14">The Cittone Institute <text:s text:c="6"/><text:tab/>Edison, NJ</text:p>
            <text:p text:style-name="P2">Computer Programming Certificate</text:p>
            <text:list xml:id="list104230827633516" text:continue-numbering="true" text:style-name="WW8Num2">
              <text:list-item>
                <text:p text:style-name="P10">Graduated with honors. <text:s/>Programming languages included COBOL, Basic and JCL.</text:p>
              </text:list-item>
            </text:list>
          </table:table-cell>
          <table:covered-table-cell/>
        </table:table-row>
        <table:table-row table:style-name="Table1.1">
          <table:table-cell table:style-name="Table1.A2" office:value-type="string">
            <text:p text:style-name="P5"/>
          </table:table-cell>
          <table:table-cell table:style-name="Table1.A2" table:number-columns-spanned="2" office:value-type="string">
            <text:p text:style-name="P17"/>
          </table:table-cell>
          <table:covered-table-cell/>
        </table:table-row>
      </table:table>
      <text:p text:style-name="P18"><text:bookmark-end text:name="OL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4pt" style:font-size-asian="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Base" style:display-name="Heading Base"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Heading_20_Base" style:next-style-name="Text_20_body" style:default-outline-level="1" style:list-style-name="WW8Num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font-name-complex="Arial Black" style:font-family-complex="'Arial Black'" style:font-family-generic-complex="swiss" style:font-pitch-complex="variable"/>
    </style:style>
    <style:style style:name="Heading_20_2" style:display-name="Heading 2" style:family="paragraph" style:parent-style-name="Heading_20_Base" style:next-style-name="Text_20_body" style:default-outline-level="2" style:list-style-name="WW8Num1"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Heading_20_3" style:display-name="Heading 3" style:family="paragraph" style:parent-style-name="Heading_20_Base" style:next-style-name="Text_20_body" style:default-outline-level="3" style:list-style-name="WW8Num1"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Heading_20_Base" style:next-style-name="Text_20_body" style:default-outline-level="4" style:list-style-name="WW8Num1" style:class="text">
      <style:paragraph-properties fo:text-align="start" style:justify-single-word="false"/>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Heading_20_5" style:display-name="Heading 5" style:family="paragraph" style:parent-style-name="Heading_20_Base" style:next-style-name="Text_20_body" style:default-outline-level="5" style:list-style-name="WW8Num1"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font-name-complex="Arial Black" style:font-family-complex="'Arial Black'"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text-align="center" style:justify-single-word="false" fo:keep-with-next="always"/>
      <style:text-properties fo:font-size="12pt" style:font-size-asian="12pt"/>
    </style:style>
    <style:style style:name="Heading_20_8" style:display-name="Heading 8" style:family="paragraph" style:parent-style-name="Standard" style:next-style-name="Standard" style:default-outline-level="8" style:list-style-name="WW8Num1" style:class="text">
      <style:paragraph-properties fo:text-align="center" style:justify-single-word="false" fo:keep-with-next="always"/>
      <style:text-properties fo:font-weight="bold" style:font-weight-asian="bold"/>
    </style:style>
    <style:style style:name="Achievement" style:family="paragraph" style:parent-style-name="Text_20_body" style:list-style-name="WW8Num3">
      <style:paragraph-properties fo:margin-left="0.1701in" fo:margin-right="0in" fo:margin-top="0in" fo:margin-bottom="0.0417in" style:contextual-spacing="false" fo:text-indent="-0.1701in" style:auto-text-indent="false"/>
    </style:style>
    <style:style style:name="Address_20_1" style:display-name="Address 1" style:family="paragraph" style:parent-style-name="Standard">
      <style:paragraph-properties style:line-height-at-least="0.111in" fo:text-align="justify" style:justify-single-word="false"/>
      <style:text-properties fo:font-size="7pt" style:font-size-asian="7pt"/>
    </style:style>
    <style:style style:name="Address_20_2" style:display-name="Address 2" style:family="paragraph" style:parent-style-name="Standard">
      <style:paragraph-properties style:line-height-at-least="0.111in" fo:text-align="justify" style:justify-single-word="false"/>
      <style:text-properties fo:font-size="7pt" style:font-size-asian="7pt"/>
    </style:style>
    <style:style style:name="Body_20_Text_20_2" style:display-name="Body Text 2" style:family="paragraph" style:parent-style-name="Text_20_body">
      <style:paragraph-properties fo:margin-left="0.5in" fo:margin-right="0in" fo:text-indent="0in" style:auto-text-indent="false"/>
    </style:style>
    <style:style style:name="City_2f_State" style:display-name="City/State" style:family="paragraph" style:parent-style-name="Text_20_body" style:next-style-name="Text_20_body">
      <style:paragraph-properties fo:keep-with-next="always"/>
    </style:style>
    <style:style style:name="Company_20_Name" style:display-name="Company Name" style:family="paragraph" style:parent-style-name="Standard" style:next-style-name="Standard">
      <style:paragraph-properties fo:margin-top="0.1665in" fo:margin-bottom="0.028in" style:contextual-spacing="false" style:line-height-at-least="0.1528in">
        <style:tab-stops>
          <style:tab-stop style:position="1.5in"/>
          <style:tab-stop style:position="5.1126in" style:type="right"/>
        </style:tab-stops>
      </style:paragraph-properties>
    </style:style>
    <style:style style:name="Company_20_Name_20_One" style:display-name="Company Name One" style:family="paragraph" style:parent-style-name="Company_20_Name" style:next-style-name="Standard"/>
    <style:style style:name="Date" style:family="paragraph" style:parent-style-name="Text_20_body">
      <style:paragraph-properties fo:keep-with-next="always"/>
    </style:style>
    <style:style style:name="Document_20_Label" style:display-name="Document Label"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Header_20_Base" style:display-name="Header Base" style:family="paragraph" style:parent-style-name="Standard">
      <style:paragraph-properties fo:text-align="justify" style:justify-single-word="false"/>
    </style:style>
    <style:style style:name="Footer" style:family="paragraph" style:parent-style-name="Header_20_Base" style:class="extra">
      <style:paragraph-properties fo:margin-left="-1.5in" fo:margin-right="0in"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Header" style:family="paragraph" style:parent-style-name="Header_20_Base" style:class="extra">
      <style:paragraph-properties fo:margin-left="-1.5in" fo:margin-right="0in" style:line-height-at-least="0.1528in" fo:text-indent="0in" style:auto-text-indent="false"/>
    </style:style>
    <style:style style:name="Institution" style:family="paragraph" style:parent-style-name="Standard" style:next-style-name="Achievement">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Job_20_Title" style:display-name="Job Title" style:family="paragraph" style:next-style-name="Achievement">
      <style:paragraph-properties fo:margin-top="0in" fo:margin-bottom="0.0417in" style:contextual-spacing="false" style:line-height-at-least="0.1528in" fo:orphans="2" fo:widows="2" fo:hyphenation-ladder-count="no-limit"/>
      <style:text-properties style:use-window-font-color="true" style:font-name="Arial Black" fo:font-family="'Arial Black'" style:font-family-generic="swiss" style:font-pitch="variable" fo:font-size="10pt" fo:letter-spacing="-0.0071in" fo:language="en" fo:country="US" style:font-name-asian="Times New Roman" style:font-family-asian="'Times New Roman'" style:font-family-generic-asian="roman" style:font-pitch-asian="variable" style:font-size-asian="10pt" style:language-asian="zh" style:country-asian="CN" style:font-name-complex="Arial Black" style:font-family-complex="'Arial Black'" style:font-family-generic-complex="swiss" style:font-pitch-complex="variable" style:font-size-complex="10pt" style:language-complex="ar" style:country-complex="SA" fo:hyphenate="false" fo:hyphenation-remain-char-count="2" fo:hyphenation-push-char-count="2"/>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74pt solid #000000"/>
      <style:text-properties style:font-name="Arial Black" fo:font-family="'Arial Black'" style:font-family-generic="swiss" style:font-pitch="variable" fo:font-size="27pt" fo:letter-spacing="-0.0244in" style:font-size-asian="27pt" style:font-name-complex="Arial Black" style:font-family-complex="'Arial Black'" style:font-family-generic-complex="swiss" style:font-pitch-complex="variable"/>
    </style:style>
    <style:style style:name="Section_20_Title" style:display-name="Section Title" style:family="paragraph" style:parent-style-name="Standard" style:next-style-name="Standard">
      <style:paragraph-properties fo:margin-top="0.1528in" fo:margin-bottom="0in" style:contextual-spacing="false" style:line-height-at-least="0.1528in"/>
      <style:text-properties style:font-name="Arial Black" fo:font-family="'Arial Black'" style:font-family-generic="swiss" style:font-pitch="variable" fo:letter-spacing="-0.0071in" style:font-name-complex="Arial Black" style:font-family-complex="'Arial Black'" style:font-family-generic-complex="swiss" style:font-pitch-complex="variable"/>
    </style:style>
    <style:style style:name="No_20_Title" style:display-name="No Title" style:family="paragraph" style:parent-style-name="Section_20_Title"/>
    <style:style style:name="Objective" style:family="paragraph" style:parent-style-name="Standard" style:next-style-name="Text_20_body">
      <style:paragraph-properties fo:margin-top="0.1665in" fo:margin-bottom="0.1528in" style:contextual-spacing="false" style:line-height-at-least="0.1528in"/>
    </style:style>
    <style:style style:name="Personal_20_Data" style:display-name="Personal Data"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Personal_20_Info" style:display-name="Personal Info" style:family="paragraph" style:parent-style-name="Achievement" style:next-style-name="Achievement" style:list-style-name="WW8Num4">
      <style:paragraph-properties fo:margin-top="0.1665in" fo:margin-bottom="0.0417in" style:contextual-spacing="false"/>
    </style:style>
    <style:style style:name="Section_20_Subtitle" style:display-name="Section Subtitle" style:family="paragraph" style:parent-style-name="Section_20_Title" style:next-style-name="Standard">
      <style:text-properties fo:letter-spacing="normal"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St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Emphasis" style:family="text">
      <style:text-properties style:font-name="Arial Black" fo:font-family="'Arial Black'" style:font-family-generic="swiss" style:font-pitch="variable" fo:font-size="9pt" fo:letter-spacing="-0.0055in" style:font-size-asian="9pt" style:font-name-complex="Arial Black" style:font-family-complex="'Arial Black'" style:font-family-generic-complex="swiss" style:font-pitch-complex="variable"/>
    </style:style>
    <style:style style:name="Job" style:family="text" style:parent-style-name="Default_20_Paragraph_20_Font"/>
    <style:style style:name="Lead-in_20_Emphasis" style:display-name="Lead-in Emphasis" style:family="text">
      <style:text-properties style:font-name="Arial Black" fo:font-family="'Arial Black'" style:font-family-generic="swiss" style:font-pitch="variable" fo:font-size="9pt" fo:letter-spacing="-0.0043in" style:font-size-asian="9pt" style:font-name-complex="Arial Black" style:font-family-complex="'Arial Black'" style:font-family-generic-complex="swiss" style:font-pitch-complex="variable"/>
    </style:style>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0">
        <style:list-level-properties text:list-level-position-and-space-mode="label-alignment">
          <style:list-level-label-alignment text:label-followed-by="nothing"/>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0">
        <style:list-level-properties text:list-level-position-and-space-mode="label-alignment">
          <style:list-level-label-alignment text:label-followed-by="nothing"/>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in" fo:margin-bottom="0.4598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meta:initial-creator>AT&amp;T</meta:initial-creator>
    <meta:creation-date>1998-02-28T09:25:00</meta:creation-date>
    <dc:creator>chris </dc:creator>
    <dc:date>2014-11-11T10:42:29.277535145</dc:date>
    <meta:print-date>2013-10-07T10:08:00</meta:print-date>
    <meta:editing-cycles>38</meta:editing-cycles>
    <meta:editing-duration>PT3H18M</meta:editing-duration>
    <meta:generator>LibreOffice/4.2.7.2$Linux_X86_64 LibreOffice_project/420m0$Build-2</meta:generator>
    <meta:document-statistic meta:table-count="1" meta:image-count="0" meta:object-count="0" meta:page-count="2" meta:paragraph-count="42" meta:word-count="827" meta:character-count="6043" meta:non-whitespace-character-count="5220"/>
    <meta:user-defined meta:name="Resume Post Wizard Balloon">0</meta:user-defined>
    <meta:user-defined meta:name="iResumeStyle">0</meta:user-defined>
  </office:meta>
</office:document-meta>
</file>